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913ff" officeooo:paragraph-rsid="001913ff"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4pt" fo:font-weight="normal" officeooo:rsid="001913ff" officeooo:paragraph-rsid="001913ff"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bold" officeooo:rsid="001913ff" officeooo:paragraph-rsid="001913ff"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officeooo:rsid="001aa1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tp requête</text:p>
      <text:p text:style-name="P2"/>
      <text:p text:style-name="P3">But : <text:s/><text:span text:style-name="T1">Lancer des programmes ou bien transmettre des données aux modules écrit en <text:tab/>Django</text:span></text:p>
      <text:p text:style-name="P3"><text:span text:style-name="T1"/></text:p>
      <text:p text:style-name="P3">Architecture</text:p>
      <text:p text:style-name="P3"/>
      <text:p text:style-name="P2">L’interface sera une classe. Pour initier une instance, il faudra donner l’adresse ip.</text:p>
      <text:p text:style-name="P2"/>
      <text:p text:style-name="P2">Pour chaque requête possible, on définira une méthode avec les arguments nécessaires et retournera le code de réponse. Les envois de requêtes seront synchrones. Il faudra attendre de recevoir la réponse avant de continuer le processus.</text:p>
      <text:p text:style-name="P2"/>
      <text:p text:style-name="P2">Il y aura deux types de méthodes. Les méthodes qui consistent à lancer un programme django en fournissant par ailleurs des paramètres GET et les méthodes qui permettent de transmettre des donnée<text:span text:style-name="T2">s avec des paramètres POS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3T13:04:01.212928082</meta:creation-date>
    <dc:date>2022-03-13T13:27:36.700629988</dc:date>
    <meta:editing-duration>PT2M5S</meta:editing-duration>
    <meta:editing-cycles>1</meta:editing-cycles>
    <meta:document-statistic meta:table-count="0" meta:image-count="0" meta:object-count="0" meta:page-count="1" meta:paragraph-count="6" meta:word-count="103" meta:character-count="655" meta:non-whitespace-character-count="556"/>
    <meta:generator>LibreOffice/6.4.7.2$Linux_X86_64 LibreOffice_project/40$Build-2</meta:generator>
  </office:meta>
</office:document-meta>
</file>